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00000000CF73E1439B139099FF.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03624" officeooo:paragraph-rsid="00003624"/>
    </style:style>
    <style:style style:name="P2" style:family="paragraph" style:parent-style-name="Text_20_body">
      <style:text-properties officeooo:paragraph-rsid="00026b39"/>
    </style:style>
    <style:style style:name="P3" style:family="paragraph" style:parent-style-name="Heading_20_1">
      <style:paragraph-properties fo:break-before="page"/>
      <style:text-properties officeooo:rsid="00026b39" officeooo:paragraph-rsid="00026b39"/>
    </style:style>
    <style:style style:name="P4" style:family="paragraph" style:parent-style-name="Heading_20_1">
      <style:paragraph-properties fo:break-before="page"/>
      <style:text-properties officeooo:rsid="0002ff0c" officeooo:paragraph-rsid="0002ff0c"/>
    </style:style>
    <style:style style:name="P5" style:family="paragraph" style:parent-style-name="Text_20_body">
      <style:text-properties officeooo:rsid="00026b39" officeooo:paragraph-rsid="00026b39"/>
    </style:style>
    <style:style style:name="P6" style:family="paragraph" style:parent-style-name="Text_20_body">
      <style:text-properties officeooo:paragraph-rsid="0002ff0c"/>
    </style:style>
    <style:style style:name="P7" style:family="paragraph" style:parent-style-name="Text_20_body">
      <style:text-properties officeooo:rsid="0004339d" officeooo:paragraph-rsid="0004339d"/>
    </style:style>
    <style:style style:name="P8" style:family="paragraph" style:parent-style-name="Text_20_body">
      <style:text-properties officeooo:rsid="0004339d" officeooo:paragraph-rsid="0005a360"/>
    </style:style>
    <style:style style:name="T1" style:family="text">
      <style:text-properties officeooo:rsid="00003624"/>
    </style:style>
    <style:style style:name="T2" style:family="text">
      <style:text-properties fo:font-style="italic" style:font-style-asian="italic" style:font-style-complex="italic"/>
    </style:style>
    <style:style style:name="T3" style:family="text">
      <style:text-properties officeooo:rsid="0004339d"/>
    </style:style>
    <style:style style:name="T4" style:family="text">
      <style:text-properties officeooo:rsid="0005a360"/>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700775569" text:style-name="Outline">
        <text:list-item>
          <text:h text:style-name="Heading_20_1" text:outline-level="1">AULA <text:span text:style-name="T1">04/05/2021</text:span></text:h>
        </text:list-item>
      </text:list>
      <text:p text:style-name="Text_20_body"/>
      <text:p text:style-name="Text_20_body"/>
      <text:p text:style-name="P1">“<text:span text:style-name="T2">Alguém tinha que estudar, né.</text:span>”</text:p>
      <text:p text:style-name="P1"/>
      <text:p text:style-name="P1"><text:tab/>Um menino na China chamado Ping, adorava flores. Tudo que plantava florescia. Arbustos e até árvores. Todos os habitantes do reino adoravam flores. O ar era perfumado.</text:p>
      <text:p text:style-name="P1"><text:tab/>O Imperador gostava de pássaros e animais, mas adorava flores. Muito velho. Como escolher seu sucessor. As flores escolhem. Todas as crianças, 1 semente especial. Aquele que se dedicas mais em 1 ano seria o sucessor. Ping estava confiante. Ping cuidava muito bem da planta, mas nada crescia no vaso. Por mais que se esforçava nada acontecia. </text:p>
      <text:p text:style-name="P1"><text:tab/>Ping já havia cultivado várias plantas melhores, mas a semente não tinha brotado. Levou o vaso vazio.</text:p>
      <text:p text:style-name="P1"><text:tab/>Por que trouxe o vaso sem flor?</text:p>
      <text:p text:style-name="P1">– Plantei, reguei e cuidei mas ela não brotou durante o ano todo.</text:p>
      <text:p text:style-name="P1">– Encontrei!</text:p>
      <text:p text:style-name="P1">– <text:s/>Todas as sementes estavam queimadas, apenas Ping teve coragem de dizer a verdade. Wow</text:p>
      <text:p text:style-name="P1"/>
      <text:list xml:id="list185234981619021" text:continue-numbering="true" text:style-name="Outline">
        <text:list-item>
          <text:h text:style-name="P3" text:outline-level="1">Aula – 11/05/2021</text:h>
        </text:list-item>
      </text:list>
      <text:p text:style-name="P2"/>
      <text:p text:style-name="P5">Uma pequena escola primária. Seus alunos sentavam em duplas. Josias, na primeira série do fundamental. Contava suas atividades da escola e a professora e seus amigos. Jurandir, negro da favela na região da escola. Após Jurandir já ter trocado de carteira por 5 vezes. Depois de um tempo, foi a mãe querendo conversar sobre a troca de carteira. Como Jurandir está se saindo? Se estiver com dificuldades ou criando algum problema pode me falar. Pois ele já trocou de carteira tantas vezes. Jurandir convidou Josias para ir em sua casa, mas não quiseram ir. No dia de aniversário da mãe de Josias. Jurandir trouxe um presente pra mãe de Josias. Jurandir…</text:p>
      <text:p text:style-name="P5"/>
      <text:list xml:id="list185235119620378" text:continue-numbering="true" text:style-name="Outline">
        <text:list-item>
          <text:h text:style-name="P4" text:outline-level="1">Aula 01 de junho de 2021</text:h>
        </text:list-item>
      </text:list>
      <text:p text:style-name="P6"/>
      <text:p text:style-name="P6"><text:tab/><text:span text:style-name="T3">Aprendendo a escrever na areia</text:span></text:p>
      <text:p text:style-name="P6"/>
      <text:p text:style-name="P8">Dois amigos muça e nagibe, viajama pelas extensas estradas que circulam as tristes e sombrias montanhas da persa. Ambos se faziam acompanhar de seus ajudantes e servos. Chegaram certa manhã as margens de um rio barrento e impetuoso. Cujo seio a morte espreitava o mais afoitto(ou seja violento) Era preciso transpor a corrente ameaçadora. Ao saltar de uma pedra o jovem muça foi infeliz. Falsiando o pé. Tornélinho? Teria ele percebido? Arrastando para o abismo se não fosse nagibe. Este sem um estante de exitação atirou-se a correnteza conseguiu trazer a salvo o companheiro. Que fez muça, no mesmo instante ordenou que seus servos gravassem na face mais lisa de uma grande pedra esta legenda admiravel. Neste lugar durante uma jornada, nagibe salvou heroicamente seu amigo muça. Assim prosseguiram pelos caminhos de ala. Alguns meses depois no regresso de suas terras. Se viram precisando passa r por aquele mesmo rio. Fatigados resolveram se aprochegar de uma sonmbra aconchegante. Aonde estava escrito aquela mensagem tão honrosa. Sentado na areia clara. Puseram os dois a conversar. Eis que por um motivo fútil, surge desavença pelos dois, discordavam e discutiam, no impeto de colera, esbofetiou seu amigo. Que farias tu …. droga. </text:p>
      <text:p text:style-name="P8"/>
      <text:p text:style-name="P8"><text:span text:style-name="T4">O benefício de nagibe permanecera, mas essa desavença, escrevo na areia para que se desfaça logo.</text:span></text:p>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language="pt" fo:country="BR"/>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Arial" fo:font-family="Arial" style:font-style-name="Normal" style:font-family-generic="swiss" style:font-pitch="variable" fo:language="pt" fo:country="BR"/>
    </style:style>
    <style:style style:name="List" style:family="paragraph" loext:hidden="true" style:hidden="true" style:parent-style-name="Text_20_body" style:class="list">
      <style:text-properties style:font-size-asian="12pt" style:font-name-complex="Lucida Sans1" style:font-family-complex="'Lucida Sans'" style:font-family-generic-complex="swiss"/>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 fo:font-family="Arial" style:font-style-name="Normal" style:font-family-generic="swiss" style:font-pitch="variable" fo:language="pt" fo:country="BR"/>
    </style:style>
    <style:style style:name="Abstrato" style:family="paragraph" style:parent-style-name="Standard">
      <style:paragraph-properties fo:margin-left="8.999cm" fo:margin-right="0cm" fo:text-indent="0cm" style:auto-text-indent="false"/>
    </style:style>
    <style:style style:name="Strong_20_Emphasis" style:display-name="Strong Emphasis" style:family="text">
      <style:text-properties style:font-name="Arial1" fo:font-family="Arial" style:font-style-name="Negrito" style:font-family-generic="swiss" style:font-pitch="variable" fo:font-weight="bold" style:font-weight-asian="bold" style:font-weight-complex="bold"/>
    </style:style>
    <style:style style:name="Emphasis" style:family="text">
      <style:text-properties style:font-name="Arial2" fo:font-family="Arial" style:font-style-name="Itálico" style:font-family-generic="swiss" style:font-pitch="variable" fo:font-style="italic" style:font-style-asian="italic" style:font-style-complex="italic"/>
    </style:style>
    <style:style style:name="Main_20_index_20_entry" style:display-name="Main index entry" style:family="text" loext:hidden="true" style:hidden="true">
      <style:text-properties fo:font-weight="bold" style:font-weight-asian="bold" style:font-weight-complex="bold"/>
    </style:style>
    <style:style style:name="Internet_20_link" style:display-name="Internet link" style:family="text">
      <style:text-properties fo:color="#00008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2" fo:font-family="Arial" style:font-style-name="Itálico" style:font-family-generic="swiss" style:font-pitch="variable" fo:font-style="italic" style:font-style-asian="italic" style:font-style-complex="italic"/>
    </style:style>
    <style:style style:name="Footnote_20_Symbol" style:display-name="Footnote Symbol" style:family="text" loext:hidden="true" style:hidden="true"/>
    <style:style style:name="Endnote_20_anchor" style:display-name="Endnote anchor" style:family="text" loext:hidden="true" style:hidden="true">
      <style:text-properties style:text-position="super 58%"/>
    </style:style>
    <style:style style:name="Footnote_20_anchor" style:display-name="Footnote anchor" style:family="text" loext:hidden="true" style:hidden="true">
      <style:text-properties style:text-position="super 58%"/>
    </style:style>
    <style:style style:name="Caption_20_characters" style:display-name="Caption characters" style:family="text" loext:hidden="true" style:hidden="true"/>
    <style:style style:name="Endnote_20_Symbol" style:display-name="Endnote Symbol" style:family="text" loext:hidden="true"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dex_20_Link" style:display-name="Index Link" style:family="text" loext:hidden="true" style:hidden="true"/>
    <style:style style:name="Exampl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Line_20_numbering" style:display-name="Line numbering" style:family="text" loext:hidden="true"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igura1" text:anchor-type="char" svg:width="17cm" svg:height="2.748cm" draw:z-index="2"><draw:image xlink:href="Pictures/1000000000000500000000CF73E1439B139099FF.jpg" xlink:type="simple" xlink:show="embed" xlink:actuate="onLoad" draw:mime-type="image/jpeg"/></draw:frame></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1T18:52:28.298000000</dc:date>
    <meta:editing-duration>PT27M59S</meta:editing-duration>
    <meta:editing-cycles>6</meta:editing-cycles>
    <meta:generator>LibreOffice/7.1.3.2$Windows_X86_64 LibreOffice_project/47f78053abe362b9384784d31a6e56f8511eb1c1</meta:generator>
    <meta:document-statistic meta:table-count="0" meta:image-count="1" meta:object-count="0" meta:page-count="3" meta:paragraph-count="15" meta:word-count="481" meta:character-count="2914" meta:non-whitespace-character-count="2436"/>
  </office:meta>
</office:document-meta>
</file>